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e0c" officeooo:paragraph-rsid="0004d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17:06.565381157</meta:creation-date>
    <dc:date>2022-03-20T03:19:17.861458774</dc:date>
    <meta:editing-duration>PT5M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